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411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575cm"/>
    </style:style>
    <style:style style:name="co9" style:family="table-column">
      <style:table-column-properties fo:break-before="auto" style:column-width="4.909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3.221cm"/>
    </style:style>
    <style:style style:name="co13" style:family="table-column">
      <style:table-column-properties fo:break-before="auto" style:column-width="5.754cm"/>
    </style:style>
    <style:style style:name="co14" style:family="table-column">
      <style:table-column-properties fo:break-before="auto" style:column-width="4.366cm"/>
    </style:style>
    <style:style style:name="co15" style:family="table-column">
      <style:table-column-properties fo:break-before="auto" style:column-width="5.45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_dif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guten_genre</text:p>
          </table:table-cell>
          <table:table-cell office:value-type="string" calcext:value-type="string">
            <text:p>Positive Sentiment</text:p>
          </table:table-cell>
          <table:table-cell office:value-type="string" calcext:value-type="string">
            <text:p>Negative Sentiment</text:p>
          </table:table-cell>
          <table:table-cell office:value-type="string" calcext:value-type="string">
            <text:p>Objective Sentiment</text:p>
          </table:table-cell>
          <table:table-cell office:value-type="string" calcext:value-type="string">
            <text:p>Female Orientation</text:p>
          </table:table-cell>
          <table:table-cell office:value-type="string" calcext:value-type="string">
            <text:p>Male Orientation</text:p>
          </table:table-cell>
          <table:table-cell office:value-type="string" calcext:value-type="string">
            <text:p>Number of Words</text:p>
          </table:table-cell>
          <table:table-cell office:value-type="string" calcext:value-type="string">
            <text:p>Number of Paragraphs</text:p>
          </table:table-cell>
          <table:table-cell office:value-type="string" calcext:value-type="string">
            <text:p>Relative Punctuation</text:p>
          </table:table-cell>
          <table:table-cell office:value-type="string" calcext:value-type="string">
            <text:p>Average Words per Sentence</text:p>
          </table:table-cell>
          <table:table-cell office:value-type="string" calcext:value-type="string">
            <text:p>Number of Sentences</text:p>
          </table:table-cell>
          <table:table-cell office:value-type="string" calcext:value-type="string">
            <text:p>Number of Dialogs</text:p>
          </table:table-cell>
          <table:table-cell office:value-type="string" calcext:value-type="string">
            <text:p>Number of Sentences with Dialogs</text:p>
          </table:table-cell>
          <table:table-cell office:value-type="string" calcext:value-type="string">
            <text:p>Number of Named People</text:p>
          </table:table-cell>
          <table:table-cell office:value-type="string" calcext:value-type="string">
            <text:p>Number of Named Places</text:p>
          </table:table-cell>
          <table:table-cell office:value-type="string" calcext:value-type="string">
            <text:p>Number of Named Organizations</text:p>
          </table:table-cell>
          <table:table-cell/>
        </table:table-row>
        <table:table-row table:style-name="ro1">
          <table:table-cell office:value-type="string" calcext:value-type="string">
            <text:p>Allegories</text:p>
          </table:table-cell>
          <table:table-cell office:value-type="float" office:value="0.078" calcext:value-type="float">
            <text:p>0,078</text:p>
          </table:table-cell>
          <table:table-cell office:value-type="float" office:value="0.095" calcext:value-type="float">
            <text:p>0,095</text:p>
          </table:table-cell>
          <table:table-cell office:value-type="float" office:value="0.827" calcext:value-type="float">
            <text:p>0,827</text:p>
          </table:table-cell>
          <table:table-cell office:value-type="float" office:value="0.026" calcext:value-type="float">
            <text:p>0,026</text:p>
          </table:table-cell>
          <table:table-cell office:value-type="float" office:value="0.035" calcext:value-type="float">
            <text:p>0,035</text:p>
          </table:table-cell>
          <table:table-cell office:value-type="float" office:value="44016.5" calcext:value-type="float">
            <text:p>44016,5</text:p>
          </table:table-cell>
          <table:table-cell office:value-type="float" office:value="1135.5" calcext:value-type="float">
            <text:p>1135,5</text:p>
          </table:table-cell>
          <table:table-cell office:value-type="float" office:value="0.121" calcext:value-type="float">
            <text:p>0,121</text:p>
          </table:table-cell>
          <table:table-cell office:value-type="float" office:value="16.951" calcext:value-type="float">
            <text:p>16,951</text:p>
          </table:table-cell>
          <table:table-cell office:value-type="float" office:value="1136.5" calcext:value-type="float">
            <text:p>1136,5</text:p>
          </table:table-cell>
          <table:table-cell office:value-type="float" office:value="263.25" calcext:value-type="float">
            <text:p>263,25</text:p>
          </table:table-cell>
          <table:table-cell office:value-type="float" office:value="192" calcext:value-type="float">
            <text:p>192</text:p>
          </table:table-cell>
          <table:table-cell office:value-type="float" office:value="18.5" calcext:value-type="float">
            <text:p>18,5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hristmas Stories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7" calcext:value-type="float">
            <text:p>0,087</text:p>
          </table:table-cell>
          <table:table-cell office:value-type="float" office:value="0.837" calcext:value-type="float">
            <text:p>0,837</text:p>
          </table:table-cell>
          <table:table-cell office:value-type="float" office:value="0.019" calcext:value-type="float">
            <text:p>0,019</text:p>
          </table:table-cell>
          <table:table-cell office:value-type="float" office:value="0.028" calcext:value-type="float">
            <text:p>0,028</text:p>
          </table:table-cell>
          <table:table-cell office:value-type="float" office:value="74985.6" calcext:value-type="float">
            <text:p>74985,6</text:p>
          </table:table-cell>
          <table:table-cell office:value-type="float" office:value="1574.4" calcext:value-type="float">
            <text:p>1574,4</text:p>
          </table:table-cell>
          <table:table-cell office:value-type="float" office:value="0.143" calcext:value-type="float">
            <text:p>0,143</text:p>
          </table:table-cell>
          <table:table-cell office:value-type="float" office:value="18.012" calcext:value-type="float">
            <text:p>18,012</text:p>
          </table:table-cell>
          <table:table-cell office:value-type="float" office:value="1575.4" calcext:value-type="float">
            <text:p>1575,4</text:p>
          </table:table-cell>
          <table:table-cell office:value-type="float" office:value="1336.2" calcext:value-type="float">
            <text:p>1336,2</text:p>
          </table:table-cell>
          <table:table-cell office:value-type="float" office:value="1022.4" calcext:value-type="float">
            <text:p>1022,4</text:p>
          </table:table-cell>
          <table:table-cell office:value-type="float" office:value="163.4" calcext:value-type="float">
            <text:p>163,4</text:p>
          </table:table-cell>
          <table:table-cell office:value-type="float" office:value="98" calcext:value-type="float">
            <text:p>98</text:p>
          </table:table-cell>
          <table:table-cell office:value-type="float" office:value="43.6" calcext:value-type="float">
            <text:p>43,6</text:p>
          </table:table-cell>
          <table:table-cell/>
        </table:table-row>
        <table:table-row table:style-name="ro1">
          <table:table-cell office:value-type="string" calcext:value-type="string">
            <text:p>Detective and Mystery</text:p>
          </table:table-cell>
          <table:table-cell office:value-type="float" office:value="0.072" calcext:value-type="float">
            <text:p>0,072</text:p>
          </table:table-cell>
          <table:table-cell office:value-type="float" office:value="0.08" calcext:value-type="float">
            <text:p>0,08</text:p>
          </table:table-cell>
          <table:table-cell office:value-type="float" office:value="0.848" calcext:value-type="float">
            <text:p>0,848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4" calcext:value-type="float">
            <text:p>0,034</text:p>
          </table:table-cell>
          <table:table-cell office:value-type="float" office:value="72596.682" calcext:value-type="float">
            <text:p>72596,682</text:p>
          </table:table-cell>
          <table:table-cell office:value-type="float" office:value="1610.764" calcext:value-type="float">
            <text:p>1610,764</text:p>
          </table:table-cell>
          <table:table-cell office:value-type="float" office:value="0.14" calcext:value-type="float">
            <text:p>0,14</text:p>
          </table:table-cell>
          <table:table-cell office:value-type="float" office:value="16.029" calcext:value-type="float">
            <text:p>16,029</text:p>
          </table:table-cell>
          <table:table-cell office:value-type="float" office:value="1611.764" calcext:value-type="float">
            <text:p>1611,764</text:p>
          </table:table-cell>
          <table:table-cell office:value-type="float" office:value="1442.932" calcext:value-type="float">
            <text:p>1442,932</text:p>
          </table:table-cell>
          <table:table-cell office:value-type="float" office:value="1015.927" calcext:value-type="float">
            <text:p>1015,927</text:p>
          </table:table-cell>
          <table:table-cell office:value-type="float" office:value="106.991" calcext:value-type="float">
            <text:p>106,991</text:p>
          </table:table-cell>
          <table:table-cell office:value-type="float" office:value="68.236" calcext:value-type="float">
            <text:p>68,236</text:p>
          </table:table-cell>
          <table:table-cell office:value-type="float" office:value="32.827" calcext:value-type="float">
            <text:p>32,827</text:p>
          </table:table-cell>
          <table:table-cell/>
        </table:table-row>
        <table:table-row table:style-name="ro1">
          <table:table-cell office:value-type="string" calcext:value-type="string">
            <text:p>Ghost and Horror</text:p>
          </table:table-cell>
          <table:table-cell office:value-type="float" office:value="0.077" calcext:value-type="float">
            <text:p>0,077</text:p>
          </table:table-cell>
          <table:table-cell office:value-type="float" office:value="0.079" calcext:value-type="float">
            <text:p>0,079</text:p>
          </table:table-cell>
          <table:table-cell office:value-type="float" office:value="0.844" calcext:value-type="float">
            <text:p>0,844</text:p>
          </table:table-cell>
          <table:table-cell office:value-type="float" office:value="0.02" calcext:value-type="float">
            <text:p>0,02</text:p>
          </table:table-cell>
          <table:table-cell office:value-type="float" office:value="0.037" calcext:value-type="float">
            <text:p>0,037</text:p>
          </table:table-cell>
          <table:table-cell office:value-type="float" office:value="50986.333" calcext:value-type="float">
            <text:p>50986,333</text:p>
          </table:table-cell>
          <table:table-cell office:value-type="float" office:value="1471.5" calcext:value-type="float">
            <text:p>1471,5</text:p>
          </table:table-cell>
          <table:table-cell office:value-type="float" office:value="0.146" calcext:value-type="float">
            <text:p>0,146</text:p>
          </table:table-cell>
          <table:table-cell office:value-type="float" office:value="15.316" calcext:value-type="float">
            <text:p>15,316</text:p>
          </table:table-cell>
          <table:table-cell office:value-type="float" office:value="1472.5" calcext:value-type="float">
            <text:p>1472,5</text:p>
          </table:table-cell>
          <table:table-cell office:value-type="float" office:value="1352.917" calcext:value-type="float">
            <text:p>1352,917</text:p>
          </table:table-cell>
          <table:table-cell office:value-type="float" office:value="1015.167" calcext:value-type="float">
            <text:p>1015,167</text:p>
          </table:table-cell>
          <table:table-cell office:value-type="float" office:value="110.333" calcext:value-type="float">
            <text:p>110,333</text:p>
          </table:table-cell>
          <table:table-cell office:value-type="float" office:value="64.167" calcext:value-type="float">
            <text:p>64,167</text:p>
          </table:table-cell>
          <table:table-cell office:value-type="float" office:value="45.333" calcext:value-type="float">
            <text:p>45,333</text:p>
          </table:table-cell>
          <table:table-cell/>
        </table:table-row>
        <table:table-row table:style-name="ro1">
          <table:table-cell office:value-type="string" calcext:value-type="string">
            <text:p>Humorous and Wit and Satire</text:p>
          </table:table-cell>
          <table:table-cell office:value-type="float" office:value="0.076" calcext:value-type="float">
            <text:p>0,076</text:p>
          </table:table-cell>
          <table:table-cell office:value-type="float" office:value="0.082" calcext:value-type="float">
            <text:p>0,082</text:p>
          </table:table-cell>
          <table:table-cell office:value-type="float" office:value="0.842" calcext:value-type="float">
            <text:p>0,842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4" calcext:value-type="float">
            <text:p>0,034</text:p>
          </table:table-cell>
          <table:table-cell office:value-type="float" office:value="56478.833" calcext:value-type="float">
            <text:p>56478,833</text:p>
          </table:table-cell>
          <table:table-cell office:value-type="float" office:value="1306.667" calcext:value-type="float">
            <text:p>1306,667</text:p>
          </table:table-cell>
          <table:table-cell office:value-type="float" office:value="0.123" calcext:value-type="float">
            <text:p>0,123</text:p>
          </table:table-cell>
          <table:table-cell office:value-type="float" office:value="17.14" calcext:value-type="float">
            <text:p>17,14</text:p>
          </table:table-cell>
          <table:table-cell office:value-type="float" office:value="1307.667" calcext:value-type="float">
            <text:p>1307,667</text:p>
          </table:table-cell>
          <table:table-cell office:value-type="float" office:value="984.833" calcext:value-type="float">
            <text:p>984,833</text:p>
          </table:table-cell>
          <table:table-cell office:value-type="float" office:value="732" calcext:value-type="float">
            <text:p>732</text:p>
          </table:table-cell>
          <table:table-cell office:value-type="float" office:value="76.167" calcext:value-type="float">
            <text:p>76,167</text:p>
          </table:table-cell>
          <table:table-cell office:value-type="float" office:value="57.667" calcext:value-type="float">
            <text:p>57,667</text:p>
          </table:table-cell>
          <table:table-cell office:value-type="float" office:value="26.667" calcext:value-type="float">
            <text:p>26,667</text:p>
          </table:table-cell>
          <table:table-cell/>
        </table:table-row>
        <table:table-row table:style-name="ro1">
          <table:table-cell office:value-type="string" calcext:value-type="string">
            <text:p>Literary</text:p>
          </table:table-cell>
          <table:table-cell office:value-type="float" office:value="0.075" calcext:value-type="float">
            <text:p>0,075</text:p>
          </table:table-cell>
          <table:table-cell office:value-type="float" office:value="0.082" calcext:value-type="float">
            <text:p>0,082</text:p>
          </table:table-cell>
          <table:table-cell office:value-type="float" office:value="0.843" calcext:value-type="float">
            <text:p>0,84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33" calcext:value-type="float">
            <text:p>0,033</text:p>
          </table:table-cell>
          <table:table-cell office:value-type="float" office:value="79344.271" calcext:value-type="float">
            <text:p>79344,271</text:p>
          </table:table-cell>
          <table:table-cell office:value-type="float" office:value="1804.217" calcext:value-type="float">
            <text:p>1804,217</text:p>
          </table:table-cell>
          <table:table-cell office:value-type="float" office:value="0.139" calcext:value-type="float">
            <text:p>0,139</text:p>
          </table:table-cell>
          <table:table-cell office:value-type="float" office:value="16.45" calcext:value-type="float">
            <text:p>16,45</text:p>
          </table:table-cell>
          <table:table-cell office:value-type="float" office:value="1805.217" calcext:value-type="float">
            <text:p>1805,217</text:p>
          </table:table-cell>
          <table:table-cell office:value-type="float" office:value="1554.661" calcext:value-type="float">
            <text:p>1554,661</text:p>
          </table:table-cell>
          <table:table-cell office:value-type="float" office:value="1135.69" calcext:value-type="float">
            <text:p>1135,69</text:p>
          </table:table-cell>
          <table:table-cell office:value-type="float" office:value="136.488" calcext:value-type="float">
            <text:p>136,488</text:p>
          </table:table-cell>
          <table:table-cell office:value-type="float" office:value="82.464" calcext:value-type="float">
            <text:p>82,464</text:p>
          </table:table-cell>
          <table:table-cell office:value-type="float" office:value="40.167" calcext:value-type="float">
            <text:p>40,167</text:p>
          </table:table-cell>
          <table:table-cell/>
        </table:table-row>
        <table:table-row table:style-name="ro1">
          <table:table-cell office:value-type="string" calcext:value-type="string">
            <text:p>Love and Romance</text:p>
          </table:table-cell>
          <table:table-cell office:value-type="float" office:value="0.078" calcext:value-type="float">
            <text:p>0,078</text:p>
          </table:table-cell>
          <table:table-cell office:value-type="float" office:value="0.084" calcext:value-type="float">
            <text:p>0,084</text:p>
          </table:table-cell>
          <table:table-cell office:value-type="float" office:value="0.838" calcext:value-type="float">
            <text:p>0,838</text:p>
          </table:table-cell>
          <table:table-cell office:value-type="float" office:value="0.026" calcext:value-type="float">
            <text:p>0,026</text:p>
          </table:table-cell>
          <table:table-cell office:value-type="float" office:value="0.032" calcext:value-type="float">
            <text:p>0,032</text:p>
          </table:table-cell>
          <table:table-cell office:value-type="float" office:value="66598.278" calcext:value-type="float">
            <text:p>66598,278</text:p>
          </table:table-cell>
          <table:table-cell office:value-type="float" office:value="1623.056" calcext:value-type="float">
            <text:p>1623,056</text:p>
          </table:table-cell>
          <table:table-cell office:value-type="float" office:value="0.139" calcext:value-type="float">
            <text:p>0,139</text:p>
          </table:table-cell>
          <table:table-cell office:value-type="float" office:value="15.291" calcext:value-type="float">
            <text:p>15,291</text:p>
          </table:table-cell>
          <table:table-cell office:value-type="float" office:value="1624.056" calcext:value-type="float">
            <text:p>1624,056</text:p>
          </table:table-cell>
          <table:table-cell office:value-type="float" office:value="1510.5" calcext:value-type="float">
            <text:p>1510,5</text:p>
          </table:table-cell>
          <table:table-cell office:value-type="float" office:value="1004.278" calcext:value-type="float">
            <text:p>1004,278</text:p>
          </table:table-cell>
          <table:table-cell office:value-type="float" office:value="112.833" calcext:value-type="float">
            <text:p>112,833</text:p>
          </table:table-cell>
          <table:table-cell office:value-type="float" office:value="64.944" calcext:value-type="float">
            <text:p>64,944</text:p>
          </table:table-cell>
          <table:table-cell office:value-type="float" office:value="31.722" calcext:value-type="float">
            <text:p>31,722</text:p>
          </table:table-cell>
          <table:table-cell/>
        </table:table-row>
        <table:table-row table:style-name="ro1">
          <table:table-cell office:value-type="string" calcext:value-type="string">
            <text:p>Sea and Adventure</text:p>
          </table:table-cell>
          <table:table-cell office:value-type="float" office:value="0.074" calcext:value-type="float">
            <text:p>0,074</text:p>
          </table:table-cell>
          <table:table-cell office:value-type="float" office:value="0.081" calcext:value-type="float">
            <text:p>0,081</text:p>
          </table:table-cell>
          <table:table-cell office:value-type="float" office:value="0.845" calcext:value-type="float">
            <text:p>0,845</text:p>
          </table:table-cell>
          <table:table-cell office:value-type="float" office:value="0.019" calcext:value-type="float">
            <text:p>0,019</text:p>
          </table:table-cell>
          <table:table-cell office:value-type="float" office:value="0.03" calcext:value-type="float">
            <text:p>0,03</text:p>
          </table:table-cell>
          <table:table-cell office:value-type="float" office:value="86402.333" calcext:value-type="float">
            <text:p>86402,333</text:p>
          </table:table-cell>
          <table:table-cell office:value-type="float" office:value="1739.139" calcext:value-type="float">
            <text:p>1739,139</text:p>
          </table:table-cell>
          <table:table-cell office:value-type="float" office:value="0.142" calcext:value-type="float">
            <text:p>0,142</text:p>
          </table:table-cell>
          <table:table-cell office:value-type="float" office:value="18.035" calcext:value-type="float">
            <text:p>18,035</text:p>
          </table:table-cell>
          <table:table-cell office:value-type="float" office:value="1740.139" calcext:value-type="float">
            <text:p>1740,139</text:p>
          </table:table-cell>
          <table:table-cell office:value-type="float" office:value="1531.764" calcext:value-type="float">
            <text:p>1531,764</text:p>
          </table:table-cell>
          <table:table-cell office:value-type="float" office:value="1070.139" calcext:value-type="float">
            <text:p>1070,139</text:p>
          </table:table-cell>
          <table:table-cell office:value-type="float" office:value="129.917" calcext:value-type="float">
            <text:p>129,917</text:p>
          </table:table-cell>
          <table:table-cell office:value-type="float" office:value="84.194" calcext:value-type="float">
            <text:p>84,19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Western Stories</text:p>
          </table:table-cell>
          <table:table-cell office:value-type="float" office:value="0.075" calcext:value-type="float">
            <text:p>0,075</text:p>
          </table:table-cell>
          <table:table-cell office:value-type="float" office:value="0.079" calcext:value-type="float">
            <text:p>0,079</text:p>
          </table:table-cell>
          <table:table-cell office:value-type="float" office:value="0.846" calcext:value-type="float">
            <text:p>0,846</text:p>
          </table:table-cell>
          <table:table-cell office:value-type="float" office:value="0.016" calcext:value-type="float">
            <text:p>0,016</text:p>
          </table:table-cell>
          <table:table-cell office:value-type="float" office:value="0.033" calcext:value-type="float">
            <text:p>0,033</text:p>
          </table:table-cell>
          <table:table-cell office:value-type="float" office:value="74612.556" calcext:value-type="float">
            <text:p>74612,556</text:p>
          </table:table-cell>
          <table:table-cell office:value-type="float" office:value="1918.111" calcext:value-type="float">
            <text:p>1918,111</text:p>
          </table:table-cell>
          <table:table-cell office:value-type="float" office:value="0.141" calcext:value-type="float">
            <text:p>0,141</text:p>
          </table:table-cell>
          <table:table-cell office:value-type="float" office:value="15.769" calcext:value-type="float">
            <text:p>15,769</text:p>
          </table:table-cell>
          <table:table-cell office:value-type="float" office:value="1919.111" calcext:value-type="float">
            <text:p>1919,111</text:p>
          </table:table-cell>
          <table:table-cell office:value-type="float" office:value="1825.278" calcext:value-type="float">
            <text:p>1825,278</text:p>
          </table:table-cell>
          <table:table-cell office:value-type="float" office:value="1292.5" calcext:value-type="float">
            <text:p>1292,5</text:p>
          </table:table-cell>
          <table:table-cell office:value-type="float" office:value="137.167" calcext:value-type="float">
            <text:p>137,167</text:p>
          </table:table-cell>
          <table:table-cell office:value-type="float" office:value="74.722" calcext:value-type="float">
            <text:p>74,722</text:p>
          </table:table-cell>
          <table:table-cell office:value-type="float" office:value="33.889" calcext:value-type="float">
            <text:p>33,889</text:p>
          </table:table-cell>
          <table:table-cell/>
        </table:table-row>
      </table:table>
      <table:table table:name="Tabelle2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24T18:13:15.515000000</dc:date>
    <meta:editing-duration>PT5M25S</meta:editing-duration>
    <meta:editing-cycles>1</meta:editing-cycles>
    <meta:document-statistic meta:table-count="2" meta:cell-count="160" meta:object-count="0"/>
    <meta:generator>LibreOffice/6.4.3.2$Windows_X86_64 LibreOffice_project/747b5d0ebf89f41c860ec2a39efd7cb15b54f2d8</meta:generator>
  </office:meta>
</office:document-meta>
</file>